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0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0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0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0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0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5896" calcext:value-type="float">
            <text:p>70.7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0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9064" calcext:value-type="float">
            <text:p>67.9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9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9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892" calcext:value-type="float">
            <text:p>67.5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9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464" calcext:value-type="float">
            <text:p>66.1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8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8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8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9968" calcext:value-type="float">
            <text:p>62.9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8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</text:p>
          </table:table-cell>
          <table:table-cell office:value-type="string" calcext:value-type="string">
            <text:p>NHP-PL-102</text:p>
          </table:table-cell>
          <table:table-cell office:value-type="string" calcext:value-type="string">
            <text:p>197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